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726f" officeooo:paragraph-rsid="000e72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e Cervantes</text:p>
      <text:p text:style-name="P1">EIT WWDC Notes</text:p>
      <text:p text:style-name="P1">EIT Homework / Nate Payne</text:p>
      <text:p text:style-name="P1"/>
      <text:p text:style-name="P1"><text:tab/>Event was lit.</text:p>
      <text:p text:style-name="P1"/>
      <text:p text:style-name="P1">-Jose Cervantes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7T07:37:36.495710462</meta:creation-date>
    <dc:date>2022-06-07T08:02:42.619173851</dc:date>
    <meta:editing-duration>PT6M11S</meta:editing-duration>
    <meta:editing-cycles>1</meta:editing-cycles>
    <meta:generator>LibreOffice/7.3.3.2$MacOSX_X86_64 LibreOffice_project/d1d0ea68f081ee2800a922cac8f79445e4603348</meta:generator>
    <meta:document-statistic meta:table-count="0" meta:image-count="0" meta:object-count="0" meta:page-count="1" meta:paragraph-count="5" meta:word-count="15" meta:character-count="83" meta:non-whitespace-character-count="72"/>
  </office:meta>
</office:document-meta>
</file>